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T Serif Caption" svg:font-family="'PT Serif Caption'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Standard">
      <style:text-properties fo:font-size="2pt" officeooo:paragraph-rsid="007cf328" style:font-size-asian="1.75pt" style:font-size-complex="2pt"/>
    </style:style>
    <style:style style:name="P4" style:family="paragraph" style:parent-style-name="Гриф_5f_Экземпляр">
      <style:text-properties officeooo:paragraph-rsid="007cf328"/>
    </style:style>
    <style:style style:name="P5" style:family="paragraph" style:parent-style-name="Гриф_5f_Экземпляр">
      <style:text-properties officeooo:rsid="005d3465" officeooo:paragraph-rsid="007cf328"/>
    </style:style>
    <style:style style:name="P6" style:family="paragraph" style:parent-style-name="First_20_line_20_indent" style:master-page-name="First_20_Page">
      <loext:graphic-properties draw:fill-gradient-name="gradient" draw:fill-hatch-name="hatch"/>
      <style:paragraph-properties fo:margin-left="0cm" fo:margin-right="0cm" fo:line-height="150%" fo:text-indent="0cm" style:auto-text-indent="false" style:page-number="auto"/>
      <style:text-properties style:font-name="PT Serif Caption" officeooo:rsid="0089d300" officeooo:paragraph-rsid="0089d300"/>
    </style:style>
    <style:style style:name="P7" style:family="paragraph" style:parent-style-name="First_20_line_20_indent">
      <loext:graphic-properties draw:fill-gradient-name="gradient" draw:fill-hatch-name="hatch"/>
      <style:paragraph-properties fo:margin-left="0cm" fo:margin-right="0cm" fo:line-height="150%" fo:text-indent="0cm" style:auto-text-indent="false"/>
      <style:text-properties style:font-name="PT Serif Caption" officeooo:rsid="0089d300" officeooo:paragraph-rsid="0089d300"/>
    </style:style>
    <style:style style:name="P8" style:family="paragraph" style:parent-style-name="First_20_line_20_indent">
      <loext:graphic-properties draw:fill-gradient-name="gradient" draw:fill-hatch-name="hatch"/>
      <style:paragraph-properties fo:margin-left="0cm" fo:margin-right="0cm" fo:line-height="150%" fo:text-align="center" style:justify-single-word="false" fo:text-indent="0cm" style:auto-text-indent="false"/>
      <style:text-properties style:font-name="PT Serif Caption" officeooo:rsid="0089d300" officeooo:paragraph-rsid="0089d300"/>
    </style:style>
    <style:style style:name="P9" style:family="paragraph" style:parent-style-name="First_20_line_20_indent">
      <loext:graphic-properties draw:fill-gradient-name="gradient" draw:fill-hatch-name="hatch"/>
      <style:paragraph-properties fo:margin-left="0cm" fo:margin-right="0cm" fo:line-height="150%" fo:text-indent="1.251cm" style:auto-text-indent="false"/>
      <style:text-properties style:font-name="PT Serif Caption" officeooo:rsid="0082adeb" officeooo:paragraph-rsid="0082adeb"/>
    </style:style>
    <style:style style:name="P10" style:family="paragraph" style:parent-style-name="First_20_line_20_indent" style:list-style-name="List_20_1">
      <loext:graphic-properties draw:fill-gradient-name="gradient" draw:fill-hatch-name="hatch"/>
      <style:paragraph-properties fo:line-height="150%"/>
      <style:text-properties style:font-name="PT Serif Caption" officeooo:rsid="0082adeb" officeooo:paragraph-rsid="0082adeb"/>
    </style:style>
    <style:style style:name="P11" style:family="paragraph" style:parent-style-name="First_20_line_20_indent">
      <loext:graphic-properties draw:fill-gradient-name="gradient" draw:fill-hatch-name="hatch"/>
      <style:paragraph-properties fo:margin-left="0cm" fo:margin-right="0cm" fo:line-height="150%" fo:text-indent="1.251cm" style:auto-text-indent="false"/>
      <style:text-properties style:font-name="PT Serif Caption" officeooo:rsid="008a7853" officeooo:paragraph-rsid="008a7853"/>
    </style:style>
    <style:style style:name="P12" style:family="paragraph" style:parent-style-name="First_20_line_20_indent">
      <loext:graphic-properties draw:fill-gradient-name="gradient" draw:fill-hatch-name="hatch"/>
      <style:paragraph-properties fo:margin-left="0cm" fo:margin-right="0cm" fo:line-height="150%" fo:text-indent="0cm" style:auto-text-indent="false"/>
      <style:text-properties style:font-name="PT Serif Caption" officeooo:rsid="00826f91" officeooo:paragraph-rsid="00826f91"/>
    </style:style>
    <style:style style:name="P13" style:family="paragraph" style:parent-style-name="First_20_line_20_indent">
      <loext:graphic-properties draw:fill-gradient-name="gradient" draw:fill-hatch-name="hatch"/>
      <style:paragraph-properties fo:margin-left="0cm" fo:margin-right="0cm" fo:line-height="150%" fo:text-indent="1.251cm" style:auto-text-indent="false"/>
      <style:text-properties style:font-name="PT Serif Caption" officeooo:rsid="00826f91" officeooo:paragraph-rsid="00826f91"/>
    </style:style>
    <style:style style:name="P14" style:family="paragraph" style:parent-style-name="First_20_line_20_indent">
      <loext:graphic-properties draw:fill-gradient-name="gradient" draw:fill-hatch-name="hatch"/>
      <style:paragraph-properties fo:margin-left="0cm" fo:margin-right="0cm" fo:line-height="150%" fo:text-indent="0cm" style:auto-text-indent="false"/>
      <style:text-properties style:font-name="PT Serif Caption" officeooo:rsid="00826f91" officeooo:paragraph-rsid="0089d300"/>
    </style:style>
    <style:style style:name="P15" style:family="paragraph" style:parent-style-name="First_20_line_20_indent">
      <loext:graphic-properties draw:fill-gradient-name="gradient" draw:fill-hatch-name="hatch"/>
      <style:paragraph-properties fo:margin-left="0cm" fo:margin-right="0cm" fo:line-height="150%" fo:text-indent="1.251cm" style:auto-text-indent="false"/>
      <style:text-properties style:font-name="PT Serif Caption" officeooo:rsid="008369b0" officeooo:paragraph-rsid="008369b0"/>
    </style:style>
    <style:style style:name="P16" style:family="paragraph" style:parent-style-name="First_20_line_20_indent" style:list-style-name="List_20_1">
      <loext:graphic-properties draw:fill-gradient-name="gradient" draw:fill-hatch-name="hatch"/>
      <style:paragraph-properties fo:line-height="150%"/>
      <style:text-properties style:font-name="PT Serif Caption" officeooo:rsid="008369b0" officeooo:paragraph-rsid="008369b0"/>
    </style:style>
    <style:style style:name="P17" style:family="paragraph" style:parent-style-name="First_20_line_20_indent" style:list-style-name="List_20_1">
      <loext:graphic-properties draw:fill-gradient-name="gradient" draw:fill-hatch-name="hatch"/>
      <style:paragraph-properties fo:line-height="150%"/>
      <style:text-properties style:font-name="PT Serif Caption" officeooo:rsid="008c57c5" officeooo:paragraph-rsid="008c57c5"/>
    </style:style>
    <style:style style:name="P18" style:family="paragraph" style:parent-style-name="First_20_line_20_indent">
      <loext:graphic-properties draw:fill-gradient-name="gradient" draw:fill-hatch-name="hatch"/>
      <style:paragraph-properties fo:margin-left="0cm" fo:margin-right="0cm" fo:line-height="150%" fo:text-align="center" style:justify-single-word="false" fo:text-indent="0cm" style:auto-text-indent="false"/>
      <style:text-properties style:font-name="PT Serif Caption" fo:font-size="32pt" officeooo:rsid="0089d300" officeooo:paragraph-rsid="0089d300" style:font-size-asian="32pt" style:font-size-complex="32pt"/>
    </style:style>
    <style:style style:name="P19" style:family="paragraph" style:parent-style-name="First_20_line_20_indent">
      <loext:graphic-properties draw:fill-gradient-name="gradient" draw:fill-hatch-name="hatch"/>
      <style:paragraph-properties fo:margin-left="0cm" fo:margin-right="0cm" fo:line-height="150%" fo:text-align="center" style:justify-single-word="false" fo:text-indent="0cm" style:auto-text-indent="false"/>
      <style:text-properties style:font-name="PT Serif Caption" fo:font-size="24pt" officeooo:rsid="0089d300" officeooo:paragraph-rsid="0089d300" style:font-size-asian="24pt" style:font-size-complex="24pt"/>
    </style:style>
    <style:style style:name="P20" style:family="paragraph" style:parent-style-name="First_20_line_20_indent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9.999cm" style:auto-text-indent="false" style:page-number="auto" fo:background-color="transparent"/>
      <style:text-properties style:font-name="PT Serif Caption" fo:font-size="16pt" officeooo:rsid="0089d300" officeooo:paragraph-rsid="0089d300" style:font-size-asian="16pt" style:font-size-complex="16pt"/>
    </style:style>
    <style:style style:name="P21" style:family="paragraph" style:parent-style-name="First_20_line_20_indent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9.999cm" style:auto-text-indent="false" fo:background-color="transparent"/>
      <style:text-properties style:font-name="PT Serif Caption" fo:font-size="16pt" officeooo:rsid="0089d300" officeooo:paragraph-rsid="0089d300" style:font-size-asian="16pt" style:font-size-complex="16pt"/>
    </style:style>
    <style:style style:name="P22" style:family="paragraph" style:parent-style-name="First_20_line_20_indent">
      <loext:graphic-properties draw:fill-gradient-name="gradient" draw:fill-hatch-name="hatch"/>
      <style:paragraph-properties fo:margin-left="0cm" fo:margin-right="0cm" fo:line-height="150%" fo:text-align="center" style:justify-single-word="false" fo:text-indent="0cm" style:auto-text-indent="false" fo:break-before="page"/>
      <style:text-properties style:font-name="PT Serif Caption" fo:font-size="18pt" officeooo:rsid="0089d300" officeooo:paragraph-rsid="0089d300" style:font-size-asian="18pt" style:font-size-complex="18pt"/>
    </style:style>
    <style:style style:name="P23" style:family="paragraph" style:parent-style-name="First_20_line_20_indent">
      <loext:graphic-properties draw:fill-gradient-name="gradient" draw:fill-hatch-name="hatch"/>
      <style:paragraph-properties fo:margin-left="0cm" fo:margin-right="0cm" fo:line-height="150%" fo:text-indent="0cm" style:auto-text-indent="false"/>
      <style:text-properties style:font-name="PT Serif Caption" fo:font-size="18pt" officeooo:rsid="0089d300" officeooo:paragraph-rsid="0089d300" style:font-size-asian="18pt" style:font-size-complex="18pt"/>
    </style:style>
    <style:style style:name="P24" style:family="paragraph" style:parent-style-name="First_20_line_20_indent">
      <loext:graphic-properties draw:fill-gradient-name="gradient" draw:fill-hatch-name="hatch"/>
      <style:paragraph-properties fo:margin-left="0cm" fo:margin-right="0cm" fo:line-height="150%" fo:text-indent="1.251cm" style:auto-text-indent="false"/>
      <style:text-properties style:font-name="PT Serif Caption" officeooo:rsid="00860bad" officeooo:paragraph-rsid="00860bad"/>
    </style:style>
    <style:style style:name="P25" style:family="paragraph" style:parent-style-name="First_20_line_20_indent" style:list-style-name="List_20_1">
      <loext:graphic-properties draw:fill-gradient-name="gradient" draw:fill-hatch-name="hatch"/>
      <style:paragraph-properties fo:line-height="150%"/>
      <style:text-properties style:font-name="PT Serif Caption" officeooo:rsid="00860bad" officeooo:paragraph-rsid="00860bad"/>
    </style:style>
    <style:style style:name="P26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T2" style:family="text">
      <style:text-properties officeooo:rsid="0082adeb"/>
    </style:style>
    <style:style style:name="T3" style:family="text">
      <style:text-properties officeooo:rsid="008369b0"/>
    </style:style>
    <style:style style:name="T4" style:family="text">
      <style:text-properties officeooo:rsid="0083f810"/>
    </style:style>
    <style:style style:name="T5" style:family="text">
      <style:text-properties officeooo:rsid="0084ab09"/>
    </style:style>
    <style:style style:name="T6" style:family="text">
      <style:text-properties officeooo:rsid="0087ff75"/>
    </style:style>
    <style:style style:name="T7" style:family="text">
      <style:text-properties officeooo:rsid="00888ff6"/>
    </style:style>
    <style:style style:name="T8" style:family="text">
      <style:text-properties officeooo:rsid="0089d300"/>
    </style:style>
    <style:style style:name="T9" style:family="text">
      <style:text-properties officeooo:rsid="008a7853"/>
    </style:style>
    <style:style style:name="T10" style:family="text">
      <style:text-properties officeooo:rsid="008a7853" fo:background-color="#ffff00" loext:char-shading-value="0"/>
    </style:style>
    <style:style style:name="T11" style:family="text">
      <style:text-properties officeooo:rsid="008a7853" fo:background-color="#81d41a" loext:char-shading-value="0"/>
    </style:style>
    <style:style style:name="T12" style:family="text">
      <style:text-properties fo:background-color="#81d41a" loext:char-shading-value="0"/>
    </style:style>
    <style:style style:name="T13" style:family="text">
      <style:text-properties fo:background-color="#b4c7dc" loext:char-shading-value="0"/>
    </style:style>
    <style:style style:name="T14" style:family="text">
      <style:text-properties officeooo:rsid="008b4273"/>
    </style:style>
    <style:style style:name="T15" style:family="text">
      <style:text-properties officeooo:rsid="008c57c5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officeooo:rsid="008d3e8d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2"/>
      <text:p text:style-name="P7"/>
      <text:p text:style-name="P14"/>
      <text:p text:style-name="P12"/>
      <text:p text:style-name="P12"/>
      <text:p text:style-name="P12"/>
      <text:p text:style-name="P18">Техническое задание</text:p>
      <text:p text:style-name="P8"/>
      <text:p text:style-name="P19"/>
      <text:p text:style-name="P8"><text:span text:style-name="T16">Книга рецептов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0">Авторы ТЗ:</text:p>
      <text:p text:style-name="P21">* Злобин Сергей</text:p>
      <text:p text:style-name="P21">(разработчик)</text:p>
      <text:p text:style-name="P22">Причины разработки.</text:p>
      <text:p text:style-name="P23"/>
      <text:p text:style-name="P13"><text:span text:style-name="T9">Система </text:span><text:span text:style-name="T12">необходима</text:span> для <text:span text:style-name="T8">удобного и быстрого поиска необходимых рецептов, создания </text:span><text:span text:style-name="T9">записи</text:span><text:span text:style-name="T8"> собственн</text:span><text:span text:style-name="T9">ого</text:span><text:span text:style-name="T8"> рецепт</text:span><text:span text:style-name="T9">а</text:span><text:span text:style-name="T8">, оценивание других рецептов,</text:span> <text:span text:style-name="T2">отправление жалоб на рецепты, </text:span><text:span text:style-name="T9">получение информации о своем профиле</text:span><text:span text:style-name="T2">. </text:span><text:span text:style-name="T11">Целевая аудитория</text:span><text:span text:style-name="T9"> данной книги — это большинство людей, любящих готовить и сохранять рецепты </text:span><text:span text:style-name="T14">для</text:span><text:span text:style-name="T9"> дальнейше</text:span><text:span text:style-name="T14">го их</text:span><text:span text:style-name="T9"> использовани</text:span><text:span text:style-name="T14">я</text:span><text:span text:style-name="T9"> или наоборот быстро найти простой рецепт, подходящий для студентов, </text:span><text:span text:style-name="T10">мам и бабушек</text:span><text:span text:style-name="T9">.</text:span></text:p>
      <text:p text:style-name="P9"><text:span text:style-name="T9">Для использования данной системы подразумевается</text:span> двое конечных пользователей: Обычный пользователей, Модератор. <text:span text:style-name="T9">Модератор необходим для того, чтобы обрабатывать новые заявки рецептов для </text:span><text:span text:style-name="T10">выкладывания</text:span><text:span text:style-name="T9"> их в общий доступ. Также он будет выполнять функцию верификации пользователя </text:span><text:span text:style-name="T10">(от накруток, для получения более достоверной информации о рецептах)</text:span></text:p>
      <text:p text:style-name="P11">Обычный пользователь (далее <text:span text:style-name="T13">ОП</text:span>) должен иметь доступ к обязательному следующему функционалу:</text:p>
      <text:list xml:id="list382737465" text:style-name="List_20_1">
        <text:list-item>
          <text:p text:style-name="P10"><text:span text:style-name="T3">Получить список рекомендуемых рецептов (по наиболее любимым категориям из избранных, по оценке рецепта, по новизне, по рейтингам </text:span><text:span text:style-name="T14">других ОП</text:span><text:span text:style-name="T3">);</text:span></text:p>
        </text:list-item>
        <text:list-item>
          <text:p text:style-name="P10"><text:span text:style-name="T3">Получить список рецептов из избранного;</text:span></text:p>
        </text:list-item>
        <text:list-item>
          <text:p text:style-name="P10"><text:span text:style-name="T3">Получить список собственных рецептов;</text:span></text:p>
        </text:list-item>
        <text:list-item>
          <text:p text:style-name="P10"><text:span text:style-name="T3">Добавить собственный рецепт;</text:span></text:p>
        </text:list-item>
        <text:list-item>
          <text:p text:style-name="P10"><text:span text:style-name="T3">Удалить собственный рецепт;</text:span></text:p>
        </text:list-item>
        <text:list-item>
          <text:p text:style-name="P10"><text:span text:style-name="T3">Изменить собственный рецепт;</text:span></text:p>
        </text:list-item>
        <text:list-item>
          <text:p text:style-name="P10"><text:span text:style-name="T5">Получить подробную информацию о </text:span><text:span text:style-name="T15">выбранном </text:span><text:span text:style-name="T5">рецепте;</text:span></text:p>
        </text:list-item>
        <text:list-item>
          <text:p text:style-name="P10"><text:span text:style-name="T15">Возможность п</text:span><text:span text:style-name="T5">оддержать автора рецепта.</text:span></text:p>
        </text:list-item>
      </text:list>
      <text:p text:style-name="P9"/>
      <text:p text:style-name="P15"><text:soft-page-break/>Функции доступные модератору:</text:p>
      <text:list xml:id="list184318089462395" text:continue-numbering="true" text:style-name="List_20_1">
        <text:list-item>
          <text:p text:style-name="P16">Получить рецепт из очереди на проверку;</text:p>
        </text:list-item>
        <text:list-item>
          <text:p text:style-name="P16">Подтвердить рецепт;</text:p>
        </text:list-item>
        <text:list-item>
          <text:p text:style-name="P16">Отклонить рецепт;</text:p>
        </text:list-item>
        <text:list-item>
          <text:p text:style-name="P16">Отправить предупреждение пользователю за нарушениях каких-либо правил;</text:p>
        </text:list-item>
        <text:list-item>
          <text:p text:style-name="P17">Верифицировать пользователя.</text:p>
        </text:list-item>
      </text:list>
      <text:p text:style-name="P15"/>
      <text:p text:style-name="P15">При нарушении правил у обычного пользователя снимается 25-<text:span text:style-name="T4">100</text:span> у.е. По умолчанию этих у.е 100, но можно увеличить до 2000 у.е. За каждый подтвержденный рецепт выдается 5 у.е. <text:span text:style-name="T4">При падении рейтинга пользователя до нуля, возможность добавления, изменения и оценивания рецептов больше будет недоступны, а все </text:span><text:span text:style-name="T9">ранее созданные записи-рецепты будут удалены из общего доступа</text:span></text:p>
      <text:p text:style-name="P15">Если у рецепта после 7 дней с количеством оценок более или равным 10:</text:p>
      <text:list xml:id="list184318347188625" text:continue-numbering="true" text:style-name="List_20_1">
        <text:list-item>
          <text:p text:style-name="P16"><text:span text:style-name="T4">За ср.оценку ниже 1.1 звезды: от -5 до -25 у.е (отправление на повторную модерацию);</text:span></text:p>
        </text:list-item>
        <text:list-item>
          <text:p text:style-name="P16"><text:span text:style-name="T17">З</text:span><text:span text:style-name="T4">а ср.оценку ниже 2 звезд: -1 у.е.;</text:span></text:p>
        </text:list-item>
        <text:list-item>
          <text:p text:style-name="P16">За ср.оценку выше 3 звезд: +10 у.е.;</text:p>
        </text:list-item>
        <text:list-item>
          <text:p text:style-name="P16"><text:span text:style-name="T17">З</text:span>а ср.оценку выше 4 звезд: +20 у.е.;</text:p>
        </text:list-item>
        <text:list-item>
          <text:p text:style-name="P16"><text:span text:style-name="T17">З</text:span>а ср.оценку выше 4.5 звезд: + 35 у.е.;</text:p>
        </text:list-item>
        <text:list-item>
          <text:p text:style-name="P16"><text:span text:style-name="T17">З</text:span>а ср.оценку выше 4.8 звезд: + 50 у.е..</text:p>
        </text:list-item>
      </text:list>
      <text:p text:style-name="P15"/>
      <text:p text:style-name="P24">Рецепт:</text:p>
      <text:list xml:id="list184318795507003" text:continue-numbering="true" text:style-name="List_20_1">
        <text:list-item>
          <text:p text:style-name="P25">Заголовок;</text:p>
        </text:list-item>
        <text:list-item>
          <text:p text:style-name="P25">Краткий заголовок;</text:p>
        </text:list-item>
        <text:list-item>
          <text:p text:style-name="P25">Описание;</text:p>
        </text:list-item>
        <text:list-item>
          <text:p text:style-name="P25"><text:span text:style-name="T6">Автор;</text:span></text:p>
        </text:list-item>
        <text:list-item>
          <text:p text:style-name="P25"><text:soft-page-break/><text:span text:style-name="T6">Является ли Черновиком;</text:span></text:p>
        </text:list-item>
        <text:list-item>
          <text:p text:style-name="P25"><text:span text:style-name="T6">Является ли Подтвержденным;</text:span></text:p>
        </text:list-item>
        <text:list-item>
          <text:p text:style-name="P25"><text:span text:style-name="T6">Список оценок от других пользователей (1 </text:span><text:span text:style-name="T17">ОП</text:span><text:span text:style-name="T6"> = 1 оценка);</text:span></text:p>
        </text:list-item>
        <text:list-item>
          <text:p text:style-name="P25"><text:span text:style-name="T7">Список </text:span><text:span text:style-name="T8">ссылок на фотографии к рецептам.</text:span></text:p>
        </text:list-item>
      </text:list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T Serif Caption" svg:font-family="'PT Serif Caption'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4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7:41:24.071350849</meta:creation-date>
    <dc:title>Default</dc:title>
    <meta:editing-cycles>6</meta:editing-cycles>
    <meta:editing-duration>PT43M9S</meta:editing-duration>
    <meta:generator>LibreOffice/7.5.2.1$Linux_X86_64 LibreOffice_project/50$Build-1</meta:generator>
    <dc:date>2024-05-06T18:40:21.272902155</dc:date>
    <meta:document-statistic meta:table-count="1" meta:image-count="0" meta:object-count="0" meta:page-count="4" meta:paragraph-count="50" meta:word-count="381" meta:character-count="2541" meta:non-whitespace-character-count="2236"/>
  </office:meta>
</office:document-meta>
</file>